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6"/>
          <table:table-cell table:style-name="ce2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24"/>
          <table:table-cell table:style-name="Default" table:number-columns-repeated="2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4" office:value-type="string" calcext:value-type="string">
            <text:p>meant for positive gri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5" table:formula="of:=[.F31]-[.H31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2]-[.H32]" office:value-type="float" office:value="275" calcext:value-type="float">
            <text:p>275</text:p>
          </table:table-cell>
          <table:table-cell table:style-name="ce20" table:number-columns-repeated="2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 table:number-columns-repeated="2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.5" calcext:value-type="float">
            <text:p>4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4]-[.H34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</table:table-row>
        <table:table-row table:style-name="ro4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5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  <table:table-cell/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/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PX25</text:p>
          </table:table-cell>
          <table:table-cell table:style-name="ce4" office:value-type="string" calcext:value-type="string">
            <text:p>EXPENSIVE!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0:41:50.762858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4T22:29:19.383633026</dc:date>
    <meta:editing-duration>PT15H12M4S</meta:editing-duration>
    <meta:editing-cycles>24</meta:editing-cycles>
    <meta:generator>LibreOffice/7.6.4.1$Linux_AARCH64 LibreOffice_project/60$Build-1</meta:generator>
    <meta:document-statistic meta:table-count="1" meta:cell-count="186" meta:object-count="0"/>
  </office:meta>
</office:document-meta>
</file>